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2" svg:font-family="'Courier New'"/>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automatic-styles>
    <style:style style:name="P1" style:family="paragraph" style:parent-style-name="No_20_Spacing">
      <style:paragraph-properties fo:text-align="start" style:justify-single-word="false"/>
      <style:text-properties officeooo:paragraph-rsid="001ee98e"/>
    </style:style>
    <style:style style:name="P2" style:family="paragraph" style:parent-style-name="No_20_Spacing">
      <style:text-properties fo:language="en" fo:country="US" officeooo:rsid="001da46a" officeooo:paragraph-rsid="001da46a"/>
    </style:style>
    <style:style style:name="P3" style:family="paragraph" style:parent-style-name="No_20_Spacing">
      <style:paragraph-properties fo:text-align="start" style:justify-single-word="false"/>
      <style:text-properties fo:language="en" fo:country="US" officeooo:rsid="001ee98e" officeooo:paragraph-rsid="001ee98e"/>
    </style:style>
    <style:style style:name="P4" style:family="paragraph" style:parent-style-name="No_20_Spacing">
      <style:text-properties fo:language="en" fo:country="US" officeooo:paragraph-rsid="001ee98e"/>
    </style:style>
    <style:style style:name="P5" style:family="paragraph" style:parent-style-name="Standard">
      <style:text-properties officeooo:paragraph-rsid="001cff6f"/>
    </style:style>
    <style:style style:name="P6" style:family="paragraph" style:parent-style-name="Standard">
      <style:text-properties fo:language="en" fo:country="US" officeooo:paragraph-rsid="001cff6f"/>
    </style:style>
    <style:style style:name="P7" style:family="paragraph" style:parent-style-name="Standard">
      <style:text-properties fo:language="en" fo:country="US" officeooo:paragraph-rsid="0028f71f"/>
    </style:style>
    <style:style style:name="P8" style:family="paragraph" style:parent-style-name="Standard">
      <style:text-properties fo:language="en" fo:country="US" fo:font-weight="normal" officeooo:rsid="003324da" officeooo:paragraph-rsid="003324da" style:font-weight-asian="normal" style:font-weight-complex="normal"/>
    </style:style>
    <style:style style:name="P9" style:family="paragraph" style:parent-style-name="Standard">
      <style:text-properties fo:language="en" fo:country="US" officeooo:rsid="0033fb6a" officeooo:paragraph-rsid="0033fb6a"/>
    </style:style>
    <style:style style:name="P10" style:family="paragraph" style:parent-style-name="Standard">
      <style:text-properties officeooo:paragraph-rsid="003324da"/>
    </style:style>
    <style:style style:name="P11" style:family="paragraph" style:parent-style-name="Heading_20_2">
      <style:text-properties fo:language="en" fo:country="US" officeooo:paragraph-rsid="001cff6f"/>
    </style:style>
    <style:style style:name="P12" style:family="paragraph" style:parent-style-name="Heading_20_2">
      <style:text-properties fo:language="en" fo:country="US" officeooo:rsid="0021d09a" officeooo:paragraph-rsid="0021d09a"/>
    </style:style>
    <style:style style:name="P13" style:family="paragraph" style:parent-style-name="List_20_Paragraph">
      <style:paragraph-properties fo:margin-left="0cm" fo:margin-right="0cm" fo:text-indent="0cm" style:auto-text-indent="false"/>
      <style:text-properties fo:language="en" fo:country="US" officeooo:rsid="002af0d0" officeooo:paragraph-rsid="002af0d0"/>
    </style:style>
    <style:style style:name="P14" style:family="paragraph" style:parent-style-name="List_20_Paragraph">
      <style:paragraph-properties fo:margin-left="0cm" fo:margin-right="0cm" fo:text-indent="0cm" style:auto-text-indent="false"/>
      <style:text-properties fo:language="en" fo:country="US" officeooo:paragraph-rsid="0021d09a"/>
    </style:style>
    <style:style style:name="P15" style:family="paragraph" style:parent-style-name="List_20_Paragraph">
      <style:paragraph-properties fo:margin-left="0cm" fo:margin-right="0cm" fo:text-indent="0cm" style:auto-text-indent="false"/>
      <style:text-properties fo:language="en" fo:country="US" officeooo:rsid="0021dd8b" officeooo:paragraph-rsid="0021dd8b"/>
    </style:style>
    <style:style style:name="P16" style:family="paragraph" style:parent-style-name="List_20_Paragraph">
      <style:paragraph-properties fo:margin-left="0cm" fo:margin-right="0cm" fo:text-indent="0cm" style:auto-text-indent="false"/>
      <style:text-properties fo:language="en" fo:country="US" officeooo:rsid="00225ed6" officeooo:paragraph-rsid="00225ed6"/>
    </style:style>
    <style:style style:name="P17" style:family="paragraph" style:parent-style-name="Standard">
      <style:paragraph-properties fo:margin-left="0cm" fo:margin-right="0cm" fo:text-indent="1.249cm" style:auto-text-indent="false"/>
      <style:text-properties style:font-name="Courier New" fo:font-size="9pt" fo:language="en" fo:country="US" officeooo:paragraph-rsid="001cff6f" style:font-size-asian="9pt" style:font-name-complex="Courier New3"/>
    </style:style>
    <style:style style:name="P18" style:family="paragraph" style:parent-style-name="No_20_Spacing">
      <style:paragraph-properties fo:margin-top="0.201cm" fo:margin-bottom="0.201cm" style:contextual-spacing="false" fo:line-height="150%"/>
      <style:text-properties fo:language="en" fo:country="US" officeooo:paragraph-rsid="00386b9e"/>
    </style:style>
    <style:style style:name="P19" style:family="paragraph" style:parent-style-name="Standard">
      <style:paragraph-properties fo:margin-top="0cm" fo:margin-bottom="0cm" style:contextual-spacing="false" fo:line-height="100%"/>
      <style:text-properties fo:language="en" fo:country="US" officeooo:paragraph-rsid="001ee98e"/>
    </style:style>
    <style:style style:name="P20" style:family="paragraph" style:parent-style-name="Title" style:master-page-name="Standard">
      <style:paragraph-properties style:page-number="auto"/>
      <style:text-properties fo:language="en" fo:country="US" officeooo:paragraph-rsid="001cff6f"/>
    </style:style>
    <style:style style:name="P21" style:family="paragraph" style:parent-style-name="List_20_Paragraph" style:list-style-name="WWNum28">
      <style:text-properties fo:language="en" fo:country="US" officeooo:paragraph-rsid="001cff6f"/>
    </style:style>
    <style:style style:name="P22" style:family="paragraph" style:parent-style-name="List_20_Paragraph" style:list-style-name="WWNum29">
      <style:text-properties fo:language="en" fo:country="US" officeooo:paragraph-rsid="001cff6f"/>
    </style:style>
    <style:style style:name="P23" style:family="paragraph" style:parent-style-name="List_20_Paragraph" style:list-style-name="WWNum29">
      <style:text-properties fo:language="en" fo:country="US" officeooo:rsid="0020de00" officeooo:paragraph-rsid="0020de00"/>
    </style:style>
    <style:style style:name="P24" style:family="paragraph" style:parent-style-name="Standard" style:list-style-name="L1">
      <style:text-properties officeooo:paragraph-rsid="00340a50"/>
    </style:style>
    <style:style style:name="P25" style:family="paragraph" style:parent-style-name="Standard" style:list-style-name="L1">
      <style:text-properties fo:language="en" fo:country="US" officeooo:rsid="0033fb6a" officeooo:paragraph-rsid="0033fb6a"/>
    </style:style>
    <style:style style:name="P26" style:family="paragraph" style:parent-style-name="Standard">
      <style:text-properties fo:language="en" fo:country="US" officeooo:paragraph-rsid="003b9a83"/>
    </style:style>
    <style:style style:name="T1" style:family="text">
      <style:text-properties fo:language="en" fo:country="US"/>
    </style:style>
    <style:style style:name="T2" style:family="text">
      <style:text-properties fo:language="en" fo:country="US" fo:font-style="italic" officeooo:rsid="00340a50" style:font-style-asian="italic" style:font-style-complex="italic"/>
    </style:style>
    <style:style style:name="T3" style:family="text">
      <style:text-properties fo:language="en" fo:country="US" style:font-style-complex="italic"/>
    </style:style>
    <style:style style:name="T4" style:family="text">
      <style:text-properties fo:language="en" fo:country="US" fo:font-style="normal" officeooo:rsid="00340a50" style:font-style-asian="normal" style:font-style-complex="normal"/>
    </style:style>
    <style:style style:name="T5" style:family="text">
      <style:text-properties fo:language="en" fo:country="US" officeooo:rsid="001ee98e"/>
    </style:style>
    <style:style style:name="T6" style:family="text">
      <style:text-properties fo:language="en" fo:country="US" officeooo:rsid="0034a073"/>
    </style:style>
    <style:style style:name="T7" style:family="text">
      <style:text-properties style:font-name="Courier New" fo:font-size="10pt" style:font-size-asian="10pt" style:font-name-complex="Courier New3"/>
    </style:style>
    <style:style style:name="T8" style:family="text">
      <style:text-properties style:font-name="Courier New" fo:font-size="10pt" officeooo:rsid="001ee98e" style:font-size-asian="10pt" style:font-name-complex="Courier New3"/>
    </style:style>
    <style:style style:name="T9" style:family="text">
      <style:text-properties officeooo:rsid="001ee98e"/>
    </style:style>
    <style:style style:name="T10" style:family="text">
      <style:text-properties officeooo:rsid="0028f71f"/>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1cff6f" style:font-style-asian="italic" style:font-style-complex="italic"/>
    </style:style>
    <style:style style:name="T14" style:family="text">
      <style:text-properties fo:font-style="italic" officeooo:rsid="00210413" style:font-style-asian="italic" style:font-style-complex="italic"/>
    </style:style>
    <style:style style:name="T15" style:family="text">
      <style:text-properties fo:font-style="italic" officeooo:rsid="0021d09a" style:font-style-asian="italic" style:font-style-complex="italic"/>
    </style:style>
    <style:style style:name="T16" style:family="text">
      <style:text-properties fo:font-style="italic" officeooo:rsid="001ee98e" style:font-style-asian="italic"/>
    </style:style>
    <style:style style:name="T17" style:family="text">
      <style:text-properties fo:font-style="italic" fo:font-weight="bold" officeooo:rsid="001ee98e" style:font-style-asian="italic" style:font-weight-asian="bold"/>
    </style:style>
    <style:style style:name="T18" style:family="text">
      <style:text-properties fo:font-style="normal" style:font-style-asian="normal" style:font-style-complex="normal"/>
    </style:style>
    <style:style style:name="T19" style:family="text">
      <style:text-properties fo:font-style="normal" officeooo:rsid="001cff6f" style:font-style-asian="normal" style:font-style-complex="normal"/>
    </style:style>
    <style:style style:name="T20" style:family="text">
      <style:text-properties fo:font-style="normal" officeooo:rsid="001ee98e" style:font-style-asian="normal" style:font-style-complex="normal"/>
    </style:style>
    <style:style style:name="T21" style:family="text">
      <style:text-properties fo:font-style="normal" officeooo:rsid="00210413" style:font-style-asian="normal" style:font-style-complex="normal"/>
    </style:style>
    <style:style style:name="T22" style:family="text">
      <style:text-properties fo:font-style="normal" officeooo:rsid="00340a50" style:font-style-asian="normal" style:font-style-complex="normal"/>
    </style:style>
    <style:style style:name="T23" style:family="text">
      <style:text-properties fo:font-style="normal" officeooo:rsid="0034941b" style:font-style-asian="normal" style:font-style-complex="normal"/>
    </style:style>
    <style:style style:name="T24" style:family="text">
      <style:text-properties fo:font-style="normal" fo:font-weight="bold" officeooo:rsid="001ee98e" style:font-style-asian="normal" style:font-weight-asian="bold" style:font-style-complex="normal"/>
    </style:style>
    <style:style style:name="T25" style:family="text">
      <style:text-properties officeooo:rsid="00322ee2"/>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386b9e" style:font-weight-asian="bold" style:font-weight-complex="bold"/>
    </style:style>
    <style:style style:name="T29" style:family="text">
      <style:text-properties officeooo:rsid="001cff6f"/>
    </style:style>
    <style:style style:name="T30" style:family="text">
      <style:text-properties officeooo:rsid="0021d09a"/>
    </style:style>
    <style:style style:name="T31" style:family="text">
      <style:text-properties officeooo:rsid="00230b2c"/>
    </style:style>
    <style:style style:name="T32" style:family="text">
      <style:text-properties officeooo:rsid="00249370"/>
    </style:style>
    <style:style style:name="T33" style:family="text">
      <style:text-properties officeooo:rsid="0028a0fd"/>
    </style:style>
    <style:style style:name="T34" style:family="text">
      <style:text-properties officeooo:rsid="00263f84"/>
    </style:style>
    <style:style style:name="T35" style:family="text">
      <style:text-properties officeooo:rsid="00210413"/>
    </style:style>
    <style:style style:name="T36" style:family="text">
      <style:text-properties officeooo:rsid="003324da"/>
    </style:style>
    <style:style style:name="T37" style:family="text">
      <style:text-properties style:font-name="Courier New1" fo:font-size="10pt" style:font-size-asian="10pt" style:font-size-complex="10pt"/>
    </style:style>
    <style:style style:name="T38" style:family="text">
      <style:text-properties style:font-name="Courier New1" fo:font-size="10pt" officeooo:rsid="003324da" style:font-size-asian="10pt" style:font-size-complex="10pt"/>
    </style:style>
    <style:style style:name="T39" style:family="text">
      <style:text-properties style:font-name="Courier New1" fo:font-size="10pt" officeooo:rsid="0017601c" style:font-size-asian="10pt" style:font-name-complex="Courier New1"/>
    </style:style>
    <style:style style:name="T40" style:family="text">
      <style:text-properties officeooo:rsid="0033fb6a"/>
    </style:style>
    <style:style style:name="T41" style:family="text">
      <style:text-properties officeooo:rsid="00369c32"/>
    </style:style>
    <style:style style:name="T42" style:family="text">
      <style:text-properties officeooo:rsid="00377022"/>
    </style:style>
    <style:style style:name="T43" style:family="text">
      <style:text-properties officeooo:rsid="00386b9e"/>
    </style:style>
    <style:style style:name="T44" style:family="text">
      <style:text-properties officeooo:rsid="003bdcfa"/>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Write a fuzzer</text:p>
      <text:p text:style-name="P6">The goal of this work is to write a <text:span text:style-name="T12">fuzzer</text:span> for a simple <text:span text:style-name="T29">implementation of a </text:span><text:span text:style-name="T13">tar</text:span><text:span text:style-name="T19"> extractor</text:span>. <text:note text:id="ftn1" text:note-class="footnote"><text:note-citation>1</text:note-citation><text:note-body><text:p text:style-name="Footnote">The <text:span text:style-name="T12">tar</text:span> extractor is under MIT License (available at https://opensource.org/licenses/MIT) Copyright 202<text:span text:style-name="T41">2</text:span> Tom Rousseaux, Ramin Sadre</text:p></text:note-body></text:note></text:p>
      <text:h text:style-name="P11" text:outline-level="2">The <text:span text:style-name="T13">tar</text:span><text:span text:style-name="T29"> format</text:span></text:h>
      <text:p text:style-name="P2">Tar is a file format for archive. It concatenates <text:span text:style-name="T9">files and custom headers in a whole archive.</text:span></text:p>
      <text:p text:style-name="P1"><text:span text:style-name="T5">The description of those header are available at </text:span><text:a xlink:type="simple" xlink:href="https://www.gnu.org/software/tar/manual/html_node/Standard.html" text:style-name="Internet_20_link" text:visited-style-name="Visited_20_Internet_20_Link"><text:span text:style-name="T5">https://www.gnu.org/software/tar/manual/html_node/Standard.html</text:span></text:a></text:p>
      <text:p text:style-name="P3">For this project, we use the <text:span text:style-name="T27">POSIX 1003.1-1990</text:span> format.</text:p>
      <text:p text:style-name="P3">To create an archive corresponding to this format you can use</text:p>
      <text:p text:style-name="P19"><text:tab/><text:span text:style-name="T7">tar --posix --pax-option delete=".*" --pax-option delete="*time*" --no-xattrs --no-acl --no-selinux -c fichier1 fichier2 ... &gt; archive.tar</text:span></text:p>
      <text:p text:style-name="P18"><text:span text:style-name="T43">Your fuzzer </text:span><text:span text:style-name="T28">should not</text:span><text:span text:style-name="T43"> use this command.</text:span></text:p>
      <text:p text:style-name="P4"><text:span text:style-name="T9">To visualize the archive you can use</text:span><text:span text:style-name="T7"> </text:span></text:p>
      <text:p text:style-name="P26"><text:span text:style-name="T7"><text:tab/></text:span><text:span text:style-name="Absatz-Standardschriftart"><text:span text:style-name="T39">hexdump</text:span></text:span><text:span text:style-name="T7"> -</text:span><text:span text:style-name="T8">C archive.tar</text:span></text:p>
      <text:h text:style-name="P11" text:outline-level="2">What is a fuzzer?</text:h>
      <text:p text:style-name="P6">The <text:span text:style-name="T16">tar </text:span><text:span text:style-name="T20">extractor w</text:span>orks <text:span text:style-name="T9">correctly </text:span>for input files <text:span text:style-name="T9">matching the specification mentioned here above</text:span>. However, it crashes sometimes if the input file is not correctly formatted. In that case, it writes</text:p>
      <text:p text:style-name="P17">*** The program has crashed ***</text:p>
      <text:p text:style-name="P6">This is of course very dangerous. Imagine what could happen if such a vulnerable tool is run on a web server, for example on <text:span text:style-name="T9">INGInious</text:span> that <text:span text:style-name="T9">would </text:span>allow <text:span text:style-name="T9">students</text:span> to upload their <text:span text:style-name="T25">code as </text:span><text:span text:style-name="T9">tar archive during an exam</text:span>.</text:p>
      <text:p text:style-name="P6">Security experts sometimes use <text:span text:style-name="T11">fuzzing</text:span> tools to find vulnerabilities in programs. A fuzzer is a tool that generates input data with the goal to crash the tested program. When such input data is found it is saved so it can be analyzed later by security expert.</text:p>
      <text:p text:style-name="P5"><text:span text:style-name="T1">There are different types of fuzzers (</text:span><text:a xlink:type="simple" xlink:href="https://www.f-secure.com/en/consulting/our-thinking/15-minute-guide-to-fuzzing" text:style-name="Internet_20_link" text:visited-style-name="Visited_20_Internet_20_Link"><text:span text:style-name="Internet_20_link"><text:span text:style-name="T1">https://www.f-secure.com/en/consulting/our-thinking/15-minute-guide-to-fuzzing</text:span></text:span></text:a><text:span text:style-name="T1">): </text:span></text:p>
      <text:list xml:id="list846426089" text:style-name="WWNum28">
        <text:list-item>
          <text:p text:style-name="P21">In the simplest form, a fuzzer generates purely random input files. Such a fuzzer is easy to write but quite inefficient: Most input files would probably not be accepted by the tested program because they have the wrong format.</text:p>
        </text:list-item>
        <text:list-item>
          <text:p text:style-name="P21"><text:span text:style-name="T12">Mutation-based</text:span> fuzzers take a valid input file and modify it slightly, for example, by adding additional bytes at random places.</text:p>
        </text:list-item>
        <text:list-item>
          <text:p text:style-name="P21">Generation-based fuzzers generate valid input files based on the knowledge of the input format. To find vulnerabilities in the tested program, they often test extreme cases (e.g. very large numbers in an input field etc.). </text:p>
        </text:list-item>
      </text:list>
      <text:h text:style-name="P12" text:outline-level="2">Your job</text:h>
      <text:p text:style-name="P6"><text:span text:style-name="T26">Your job is to write a generation-based fuzzer for the </text:span><text:span text:style-name="T17">tar </text:span><text:span text:style-name="T24">extractor</text:span><text:span text:style-name="T26">. The fuzzer should automatically generate input files and check whether the converter crashes. Input files that successfully crash the converter are kept by the fuzzer.</text:span></text:p>
      <text:p text:style-name="P8">The extractor is called by</text:p>
      <text:p text:style-name="Standard"><text:tab/><text:span text:style-name="T37">./</text:span><text:span text:style-name="T38">extractor archive.tar [sources]</text:span></text:p>
      <text:p text:style-name="P10">where <text:span text:style-name="T12">achive.tar</text:span> is the tar file and <text:span text:style-name="T12">sources</text:span> are the files you want to extract. If <text:span text:style-name="T12">sources</text:span> is empty, all the files will be extracted.</text:p>
      <text:p text:style-name="P5"><text:span text:style-name="T1">We are aware of at least </text:span><text:span text:style-name="T6">six</text:span><text:span text:style-name="T1"> </text:span><text:span text:style-name="T3">different</text:span><text:span text:style-name="T1"> ways to crash (i.e. the program writes the crash message) the converter.</text:span></text:p>
      <text:p text:style-name="P14"><text:soft-page-break/>“Different ways” means that they should <text:span text:style-name="T27">not be just variations of the same vulnerability</text:span>. For example, if you have discovered that the tool crashes for all <text:span text:style-name="T30">no-ascii </text:span><text:span text:style-name="T15">name</text:span><text:span text:style-name="T30"> field</text:span>, input files with <text:span text:style-name="T30">name</text:span>=<text:span text:style-name="T30">\x90\x00</text:span>, <text:span text:style-name="T30">name</text:span>=<text:span text:style-name="T30">\x90\x90\x00</text:span> etc., only count as<text:span text:style-name="T11"> one</text:span> way.</text:p>
      <text:p text:style-name="P15">Be aware that your fuzzer will be tested on <text:span text:style-name="T27">another extractor</text:span> than the one we give you. It means that if you discover that the program crash for typeflag=\x90, you cannot hardcode this value in your fuzzer. In the examination version, maybe the program will crash for typeflag=\x91, maybe it will not crash for any value of typeflag.</text:p>
      <text:p text:style-name="P16">Your fuzzer has to be smart: <text:span text:style-name="T27">you cannot try every value</text:span> for every field. Trying all the values for the field name would imply formatting <draw:frame draw:style-name="fr1" draw:name="Objet1" text:anchor-type="as-char" svg:y="-0.437cm" svg:width="1.236cm" svg:height="0.557cm" draw:z-index="0"><draw:object xlink:href="./Object 1" xlink:type="simple" xlink:show="embed" xlink:actuate="onLoad"/><draw:image xlink:href="./ObjectReplacements/Object 1" xlink:type="simple" xlink:show="embed" xlink:actuate="onLoad"/></draw:frame>archives which is not sustainable. <text:span text:style-name="T31">For example, you can soundly assume that if </text:span><text:span text:style-name="T32">the name field accept every non-ascii value at every position </text:span><text:span text:style-name="T33">of the string</text:span><text:span text:style-name="T32">, combining every string of some non-ascii characters is useless. </text:span><text:span text:style-name="T34">This will allow your fuzzer to run in a reasonable time.</text:span></text:p>
      <text:p text:style-name="P13"><text:span text:style-name="T34">Y</text:span>our fuzzer has to work with archives: <text:span text:style-name="T27">you cannot just try different values for different fields</text:span> in the header. You have to <text:span text:style-name="T36">deal with header with and without data, to have multiple files in an archive etc.</text:span></text:p>
      <text:h text:style-name="P11" text:outline-level="2">Deliverable</text:h>
      <text:p text:style-name="P6">You have to upload a zip file to <text:span text:style-name="T42">I</text:span><text:span text:style-name="T43">NGI</text:span><text:span text:style-name="T42">nious</text:span> <text:span text:style-name="T44">before May 13th </text:span>containing exactly:</text:p>
      <text:list xml:id="list1022611138" text:style-name="WWNum29">
        <text:list-item>
          <text:p text:style-name="P22">The commented source code of your fuzzer.</text:p>
        </text:list-item>
        <text:list-item>
          <text:p text:style-name="P23">A Makefile which compile<text:span text:style-name="T35">s</text:span> your project to a<text:span text:style-name="T35">n executable named </text:span><text:span text:style-name="T14">fuzzer</text:span><text:span text:style-name="T21">. It takes one argument: the path to the tar extractor.</text:span></text:p>
        </text:list-item>
      </text:list>
      <text:p text:style-name="P7">You can implement your fuzzer in version 99 <text:span text:style-name="T10">of </text:span>C or later <text:span text:style-name="T40">and </text:span><text:span text:style-name="T10">it should be </text:span>compiled with gcc. The source code must be compilable/runnable on a 64-bit x86-64 Linux system without any additional dependencies other than the standard libraries. To test whether your fuzzer works correctly, we will copy it into a directory together with <text:span text:style-name="T10">an extractor </text:span>and start it from there. The input files must be generated in the same directory. We will assume that all generated files with a name starting with “success_” contain successful input files (i.e. files that crash the converter).</text:p>
      <text:h text:style-name="P11" text:outline-level="2">Implementation hints</text:h>
      <text:p text:style-name="P9">You do not have to do fuzzing on the fields <text:span text:style-name="T12">devmajor</text:span>, <text:span text:style-name="T12">devminor</text:span><text:span text:style-name="T18">,</text:span><text:span text:style-name="T12"> prefix</text:span><text:span text:style-name="T18"> or </text:span><text:span text:style-name="T12">padding</text:span><text:span text:style-name="T18">.</text:span></text:p>
      <text:p text:style-name="P9"><text:span text:style-name="T18">The file </text:span><text:span text:style-name="T12">help.c</text:span><text:span text:style-name="T18"> contains:</text:span></text:p>
      <text:list xml:id="list1228940096" text:style-name="L1">
        <text:list-item>
          <text:p text:style-name="P25"><text:span text:style-name="T18">The header </text:span><text:span text:style-name="T22">structure</text:span><text:span text:style-name="T18"> you are supposed to use.</text:span></text:p>
        </text:list-item>
        <text:list-item>
          <text:p text:style-name="P25"><text:span text:style-name="T18">An example of code that launch</text:span><text:span text:style-name="T23">es</text:span><text:span text:style-name="T18"> a program given as argument, parse its output and check whether or not it matches </text:span><text:bookmark-start text:name="__DdeLink__346_552912228"/><text:span text:style-name="T18">*** The program has crashed ***</text:span><text:bookmark-end text:name="__DdeLink__346_552912228"/><text:span text:style-name="T18">.</text:span></text:p>
        </text:list-item>
        <text:list-item>
          <text:p text:style-name="P24"><text:span text:style-name="T4">A function that computes the checksum of a header and write it on the </text:span><text:span text:style-name="T2">chksum</text:span><text:span text:style-name="T4"> field.</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2" svg:font-family="'Courier New'"/>
    <style:font-face style:name="Lohit Devanagari1" svg:font-family="'Lohit Devanagari'"/>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style:contextual-spacing="tru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宋体" style:font-family-asian="宋体" style:font-family-generic-asian="system" style:font-pitch-asian="variable" style:font-size-asian="26pt" style:font-name-complex="Lohit Devanagari" style:font-family-complex="'Lohit Devanagari'" style:font-family-generic-complex="system" style:font-pitch-complex="variable" style:font-size-complex="26pt"/>
    </style:style>
    <style:style style:name="Heading_20_2" style:display-name="Heading 2" style:family="paragraph" style:parent-style-name="Standard" style:next-style-name="Standard" style:default-outline-level="2" style:list-style-name="" style:class="text">
      <style:paragraph-properties fo:margin-top="0.353cm" fo:margin-bottom="0.212cm" style:contextual-spacing="false" fo:keep-together="always" fo:keep-with-next="always"/>
      <style:text-properties fo:color="#4f81bd" loext:opacity="100%"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font-weight-complex="bold"/>
    </style:style>
    <style:style style:name="No_20_Spacing" style:display-name="No Spacing" style:family="paragraph" style:default-outline-level="">
      <style:paragraph-properties fo:margin-top="0cm" fo:margin-bottom="0cm" style:contextual-spacing="false" fo:line-height="100%" fo:text-align="justify" style:justify-single-word="false" fo:orphans="2" fo:widows="2" style:writing-mode="lr-tb"/>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bsatz-Standardschriftar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0">
      <text:list-level-style-bullet text:level="1" text:style-name="ListLabel_20_5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9"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5"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7"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0"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1"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9"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8T18:03:59.352279648</meta:creation-date>
    <dc:date>2022-04-27T20:58:57.392158903</dc:date>
    <meta:editing-duration>PT5H15M48S</meta:editing-duration>
    <meta:editing-cycles>15</meta:editing-cycles>
    <meta:generator>LibreOffice/7.1.8.1$Linux_X86_64 LibreOffice_project/10$Build-1</meta:generator>
    <meta:document-statistic meta:table-count="0" meta:image-count="0" meta:object-count="1" meta:page-count="2" meta:paragraph-count="42" meta:word-count="869" meta:character-count="5217" meta:non-whitespace-character-count="4398"/>
  </office:meta>
</office:document-meta>
</file>

<file path=Object 1/content.xml><?xml version="1.0" encoding="utf-8"?>
<math xmlns="http://www.w3.org/1998/Math/MathML" display="block">
  <semantics>
    <msup>
      <mrow>
        <mo fence="true" stretchy="false">(</mo>
        <mrow>
          <msup>
            <mn>2</mn>
            <mn>8</mn>
          </msup>
        </mrow>
        <mo fence="true" stretchy="false">)</mo>
      </mrow>
      <mn>100</mn>
    </msup>
    <annotation encoding="StarMath 5.0">(2^8)^100</annotation>
  </semantics>
</math>
</file>